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P2" style:family="paragraph" style:parent-style-name="Standard">
      <style:text-properties fo:color="#666666" style:font-name="Monospac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b3b3b3" fo:font-style="italic" style:font-style-asian="italic" style:font-style-complex="italic"/>
    </style:style>
    <style:style style:name="T5" style:family="text">
      <style:text-properties fo:color="#b3b3b3" style:font-name="Monospace" fo:font-style="italic" style:font-style-asian="italic" style:font-style-complex="italic"/>
    </style:style>
    <style:style style:name="T6" style:family="text">
      <style:text-properties fo:color="#666666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ass</text:span> Animal {</text:p>
      <text:p text:style-name="P1"><text:s text:c="2"/><text:span text:style-name="T1">def</text:span> mate(other: <text:span text:style-name="T1">MyType</text:span>): <text:span text:style-name="T1">MyType</text:span> {</text:p>
      <text:p text:style-name="P1"><text:s text:c="4"/><text:span text:style-name="T6">// Perform some biological crossovers</text:span></text:p>
      <text:p text:style-name="P1"><text:s text:c="2"/>}</text:p>
      <text:p text:style-name="P1">}</text:p>
      <text:p text:style-name="P1"></text:p>
      <text:p text:style-name="P1"><text:span text:style-name="T1">class</text:span> Dog <text:span text:style-name="T1">subclassOf</text:span> Animal {</text:p>
      <text:p text:style-name="P1"><text:s text:c="2"/><text:span text:style-name="T1">def</text:span> mate(other: <text:span text:style-name="T1">MyType):</text:span> <text:span text:style-name="T1">MyType</text:span> {</text:p>
      <text:p text:style-name="P2"><text:s text:c="4"/>// Specialising the argument 'other'</text:p>
      <text:p text:style-name="P1"><text:s text:c="2"/>}</text:p>
      <text:p text:style-name="P1">}</text:p>
      <text:p text:style-name="P1"></text:p>
      <text:p text:style-name="P1"><text:span text:style-name="T1">class</text:span> Cat <text:span text:style-name="T1">subclassOf</text:span> <text:span text:style-name="T2">Animal</text:span> {</text:p>
      <text:p text:style-name="P1"><text:s text:c="2"/><text:span text:style-name="T1">def</text:span> mate(other: <text:span text:style-name="T1">MyType):</text:span> <text:span text:style-name="T1">MyType</text:span> {</text:p>
      <text:p text:style-name="P2"><text:s text:c="4"/>// Specialising the argument 'other'</text:p>
      <text:p text:style-name="P1"><text:s text:c="2"/>}</text:p>
      <text:p text:style-name="P1">}</text:p>
      <text:p text:style-name="P1"></text:p>
      <text:p text:style-name="P1"><text:span text:style-name="T1">class</text:span> Persian <text:span text:style-name="T1">subtypeOf</text:span> <text:span text:style-name="T2">Cat</text:span> {</text:p>
      <text:p text:style-name="P1"><text:s text:c="2"/><text:span text:style-name="T1">var</text:span> needsGrooming: Bool;</text:p>
      <text:p text:style-name="P1"><text:s text:c="2"/><text:span text:style-name="T1">def</text:span> mate(other: <text:span text:style-name="T1">MyType):</text:span> <text:span text:style-name="T1">MyType</text:span> {</text:p>
      <text:p text:style-name="P2"><text:s text:c="4"/>// Persian can mate other Cats</text:p>
      <text:p text:style-name="P1"><text:s text:c="2"/>}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5in" fo:page-height="2in" style:num-format="1" style:print-orientation="portrait" fo:margin-top="0in" fo:margin-bottom="0.0035in" fo:margin-left="0in" fo:margin-right="0in" style:writing-mode="lr-tb" style:footnote-max-height="0in">
        <style:columns fo:column-count="2">
          <style:column style:rel-width="6120*" fo:start-indent="0in" fo:end-indent="0in"/>
          <style:column style:rel-width="6120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ben Bär</meta:initial-creator>
    <meta:creation-date>2011-06-15T22:13:14</meta:creation-date>
    <dc:date>2011-06-15T22:21:20</dc:date>
    <dc:creator>Ruben Bär</dc:creator>
    <meta:editing-duration>PT8M6S</meta:editing-duration>
    <meta:editing-cycles>4</meta:editing-cycles>
    <meta:generator>LibreOffice/3.3$Unix LibreOffice_project/330m19$Build-202</meta:generator>
    <meta:printed-by>Ruben Bär</meta:printed-by>
    <meta:print-date>2011-06-15T22:20:20</meta:print-date>
    <meta:document-statistic meta:table-count="0" meta:image-count="0" meta:object-count="0" meta:page-count="1" meta:paragraph-count="24" meta:word-count="70" meta:character-count="461"/>
  </office:meta>
</office:document-meta>
</file>